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5.4cm" svg:y="1.6cm">
            <text:p text:style-name="P1"><text:span text:style-name="T1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5.4cm" svg:y="1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1cm" svg:y="4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1cm" svg:y="3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3.8cm" svg:y="4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3.8cm" svg:y="3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6.5cm" svg:y="4cm">
            <text:p text:style-name="P1"><text:span text:style-name="T1">publi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6.5cm" svg:y="3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9.2cm" svg:y="4cm">
            <text:p text:style-name="P1"><text:span text:style-name="T1">tm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9.2cm" svg:y="3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6.5cm" svg:y="6.4cm">
            <text:p text:style-name="P1"><text:span text:style-name="T1">ho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6.5cm" svg:y="6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6.5cm" svg:y="8.8cm">
            <text:p text:style-name="P1"><text:span text:style-name="T1">nel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6.5cm" svg:y="8.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7.6cm" svg:y1="7.6cm" svg:x2="7.6cm" svg:y2="8.5cm">
          <text:p/>
        </draw:line>
        <draw:line draw:style-name="gr3" draw:text-style-name="P1" draw:layer="layout" svg:x1="6.6cm" svg:y1="2.9cm" svg:x2="7.4cm" svg:y2="3.7cm">
          <text:p/>
        </draw:line>
        <draw:line draw:style-name="gr3" draw:text-style-name="P1" draw:layer="layout" svg:x1="7.1cm" svg:y1="2.8cm" svg:x2="9.4cm" svg:y2="3.7cm">
          <text:p/>
        </draw:line>
        <draw:line draw:style-name="gr3" draw:text-style-name="P1" draw:layer="layout" svg:x1="6.2cm" svg:y1="2.9cm" svg:x2="5.4cm" svg:y2="3.7cm">
          <text:p/>
        </draw:line>
        <draw:line draw:style-name="gr3" draw:text-style-name="P1" draw:layer="layout" svg:x1="5.8cm" svg:y1="2.8cm" svg:x2="2.4cm" svg:y2="3.7cm">
          <text:p/>
        </draw:line>
        <draw:line draw:style-name="gr3" draw:text-style-name="P1" draw:layer="layout" svg:x1="7.7cm" svg:y1="5.3cm" svg:x2="7.7cm" svg:y2="6.2cm">
          <text:p/>
        </draw:line>
        <draw:g>
          <draw:custom-shape draw:style-name="gr1" draw:text-style-name="P2" draw:layer="layout" svg:width="2.3cm" svg:height="1.1cm" svg:x="9.2cm" svg:y="6.4cm">
            <text:p text:style-name="P1"><text:span text:style-name="T1">group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9.2cm" svg:y="6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9.4cm" svg:y="8.8cm">
            <text:p text:style-name="P1"><text:span text:style-name="T1">treehou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9.4cm" svg:y="8.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8cm" svg:y1="5.2cm" svg:x2="9.7cm" svg:y2="6cm">
          <text:p/>
        </draw:line>
        <draw:line draw:style-name="gr3" draw:text-style-name="P1" draw:layer="layout" svg:x1="10.4cm" svg:y1="7.6cm" svg:x2="10.4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4T10:13:52</meta:creation-date>
    <dc:date>2021-04-29T14:34:30</dc:date>
    <meta:editing-duration>PT20M1S</meta:editing-duration>
    <meta:editing-cycles>5</meta:editing-cycles>
    <meta:generator>OpenOffice.org/3.4.1$Unix OpenOffice.org_project/341m1$Build-9593</meta:generator>
    <meta:document-statistic meta:object-count="35"/>
  </office:meta>
</office:document-meta>
</file>